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15in" svg:height="3.4957in" svg:x="7.715in" svg:y="1.5866in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 Sheet1.G1:Sheet1.G1 Sheet1.G2:Sheet1.G6 Sheet1.H1:Sheet1.H1 Sheet1.H2:Sheet1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CORELS</text:p>
          </table:table-cell>
          <table:table-cell office:value-type="string" calcext:value-type="string">
            <text:p>RIPPER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85831270234241" calcext:value-type="float">
            <text:p>0.785831270234241</text:p>
          </table:table-cell>
          <table:table-cell office:value-type="float" office:value="0.811705706849489" calcext:value-type="float">
            <text:p>0.811705706849489</text:p>
          </table:table-cell>
          <table:table-cell office:value-type="float" office:value="0.819583571383229" calcext:value-type="float">
            <text:p>0.819583571383229</text:p>
          </table:table-cell>
          <table:table-cell office:value-type="float" office:value="0.778981781248016" calcext:value-type="float">
            <text:p>0.778981781248016</text:p>
          </table:table-cell>
          <table:table-cell office:value-type="float" office:value="0.824141433377769" calcext:value-type="float">
            <text:p>0.824141433377769</text:p>
          </table:table-cell>
          <table:table-cell office:value-type="float" office:value="0.764368691677776" calcext:value-type="float">
            <text:p>0.764368691677776</text:p>
          </table:table-cell>
          <table:table-cell office:value-type="float" office:value="0.765504983177807" calcext:value-type="float">
            <text:p>0.765504983177807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10760255571302" calcext:value-type="float">
            <text:p>0.710760255571302</text:p>
          </table:table-cell>
          <table:table-cell office:value-type="float" office:value="0.744595297055278" calcext:value-type="float">
            <text:p>0.744595297055278</text:p>
          </table:table-cell>
          <table:table-cell office:value-type="float" office:value="0.754896475148661" calcext:value-type="float">
            <text:p>0.754896475148661</text:p>
          </table:table-cell>
          <table:table-cell office:value-type="float" office:value="0.68493539192216" calcext:value-type="float">
            <text:p>0.68493539192216</text:p>
          </table:table-cell>
          <table:table-cell office:value-type="float" office:value="0.757801722124541" calcext:value-type="float">
            <text:p>0.757801722124541</text:p>
          </table:table-cell>
          <table:table-cell office:value-type="float" office:value="0.639907173142019" calcext:value-type="float">
            <text:p>0.639907173142019</text:p>
          </table:table-cell>
          <table:table-cell office:value-type="float" office:value="0.608220541572476" calcext:value-type="float">
            <text:p>0.608220541572476</text:p>
          </table:table-cell>
        </table:table-row>
        <table:table-row table:style-name="ro1">
          <table:table-cell office:value-type="string" calcext:value-type="string">
            <text:p>ROC_AUC</text:p>
          </table:table-cell>
          <table:table-cell/>
          <table:table-cell office:value-type="float" office:value="0.841770884660206" calcext:value-type="float">
            <text:p>0.841770884660206</text:p>
          </table:table-cell>
          <table:table-cell office:value-type="float" office:value="0.840031832437802" calcext:value-type="float">
            <text:p>0.840031832437802</text:p>
          </table:table-cell>
          <table:table-cell office:value-type="float" office:value="0.78300933855792" calcext:value-type="float">
            <text:p>0.78300933855792</text:p>
          </table:table-cell>
          <table:table-cell office:value-type="float" office:value="0.864675966118398" calcext:value-type="float">
            <text:p>0.864675966118398</text:p>
          </table:table-cell>
          <table:table-cell office:value-type="float" office:value="0.726434219479575" calcext:value-type="float">
            <text:p>0.726434219479575</text:p>
          </table:table-cell>
          <table:table-cell office:value-type="float" office:value="0.698771088012389" calcext:value-type="float">
            <text:p>0.69877108801238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81585677749361" calcext:value-type="float">
            <text:p>0.681585677749361</text:p>
          </table:table-cell>
          <table:table-cell office:value-type="float" office:value="0.71615515771526" calcext:value-type="float">
            <text:p>0.71615515771526</text:p>
          </table:table-cell>
          <table:table-cell office:value-type="float" office:value="0.7192242114237" calcext:value-type="float">
            <text:p>0.7192242114237</text:p>
          </table:table-cell>
          <table:table-cell office:value-type="float" office:value="0.631457800511509" calcext:value-type="float">
            <text:p>0.631457800511509</text:p>
          </table:table-cell>
          <table:table-cell office:value-type="float" office:value="0.710613810741688" calcext:value-type="float">
            <text:p>0.710613810741688</text:p>
          </table:table-cell>
          <table:table-cell office:value-type="float" office:value="0.561125319693095" calcext:value-type="float">
            <text:p>0.561125319693095</text:p>
          </table:table-cell>
          <table:table-cell office:value-type="float" office:value="0.476470588235294" calcext:value-type="float">
            <text:p>0.476470588235294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746243888409548" calcext:value-type="float">
            <text:p>0.746243888409548</text:p>
          </table:table-cell>
          <table:table-cell office:value-type="float" office:value="0.789046541822306" calcext:value-type="float">
            <text:p>0.789046541822306</text:p>
          </table:table-cell>
          <table:table-cell office:value-type="float" office:value="0.80093637454982" calcext:value-type="float">
            <text:p>0.80093637454982</text:p>
          </table:table-cell>
          <table:table-cell office:value-type="float" office:value="0.763392150078807" calcext:value-type="float">
            <text:p>0.763392150078807</text:p>
          </table:table-cell>
          <table:table-cell office:value-type="float" office:value="0.818520000459802" calcext:value-type="float">
            <text:p>0.818520000459802</text:p>
          </table:table-cell>
          <table:table-cell office:value-type="float" office:value="0.800443027837396" calcext:value-type="float">
            <text:p>0.800443027837396</text:p>
          </table:table-cell>
          <table:table-cell office:value-type="float" office:value="0.851533704390847" calcext:value-type="float">
            <text:p>0.851533704390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1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2:37:54.155085313</meta:creation-date>
    <meta:generator>LibreOffice/7.3.0.3$Linux_X86_64 LibreOffice_project/30$Build-3</meta:generator>
    <dc:date>2022-02-24T23:55:08.606035654</dc:date>
    <meta:editing-duration>PT7H16M53S</meta:editing-duration>
    <meta:editing-cycles>4</meta:editing-cycles>
    <meta:document-statistic meta:table-count="1" meta:cell-count="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87cm" svg:height="8.88cm" xlink:href=".." xlink:type="simple" chart:class="chart:line" chart:style-name="ch1">
        <chart:legend chart:legend-position="end" svg:x="12.915cm" svg:y="2.647cm" style:legend-expansion="high" chart:style-name="ch2"/>
        <chart:plot-area chart:style-name="ch3" table:cell-range-address="Sheet1.A1:Sheet1.H6" chart:data-source-has-labels="both" svg:x="0.315cm" svg:y="0.177cm" svg:width="12.285cm" svg:height="8.526cm">
          <chart:coordinate-region svg:x="1.227cm" svg:y="0.376cm" svg:width="10.657cm" svg:height="7.681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line">
            <chart:data-point chart:repeated="5"/>
          </chart:series>
          <chart:series chart:style-name="ch8" chart:values-cell-range-address="Sheet1.C2:Sheet1.C6" chart:label-cell-address="Sheet1.C1:Sheet1.C1" chart:class="chart:line">
            <chart:data-point chart:repeated="5"/>
          </chart:serie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series chart:style-name="ch12" chart:values-cell-range-address="Sheet1.G2:Sheet1.G6" chart:label-cell-address="Sheet1.G1:Sheet1.G1" chart:class="chart:line">
            <chart:data-point chart:repeated="5"/>
          </chart:series>
          <chart:series chart:style-name="ch13" chart:values-cell-range-address="Sheet1.H2:Sheet1.H6" chart:label-cell-address="Sheet1.H1:Sheet1.H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DT</text:p>
                <draw:g>
                  <svg:desc>Sheet1.B1:Sheet1.B1</svg:desc>
                </draw:g>
              </table:table-cell>
              <table:table-cell office:value-type="string">
                <text:p>MLP</text:p>
                <draw:g>
                  <svg:desc>Sheet1.C1:Sheet1.C1</svg:desc>
                </draw:g>
              </table:table-cell>
              <table:table-cell office:value-type="string">
                <text:p>RF</text:p>
                <draw:g>
                  <svg:desc>Sheet1.D1:Sheet1.D1</svg:desc>
                </draw:g>
              </table:table-cell>
              <table:table-cell office:value-type="string">
                <text:p>Decision Tree</text:p>
                <draw:g>
                  <svg:desc>Sheet1.E1:Sheet1.E1</svg:desc>
                </draw:g>
              </table:table-cell>
              <table:table-cell office:value-type="string">
                <text:p>SVM</text:p>
                <draw:g>
                  <svg:desc>Sheet1.F1:Sheet1.F1</svg:desc>
                </draw:g>
              </table:table-cell>
              <table:table-cell office:value-type="string">
                <text:p>CORELS</text:p>
                <draw:g>
                  <svg:desc>Sheet1.G1:Sheet1.G1</svg:desc>
                </draw:g>
              </table:table-cell>
              <table:table-cell office:value-type="string">
                <text:p>RIPPER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2:Sheet1.A6</svg:desc>
                </draw:g>
              </table:table-cell>
              <table:table-cell office:value-type="float" office:value="0.785831270234241">
                <text:p>0.785831270234241</text:p>
                <draw:g>
                  <svg:desc>Sheet1.B2:Sheet1.B6</svg:desc>
                </draw:g>
              </table:table-cell>
              <table:table-cell office:value-type="float" office:value="0.811705706849489">
                <text:p>0.811705706849489</text:p>
                <draw:g>
                  <svg:desc>Sheet1.C2:Sheet1.C6</svg:desc>
                </draw:g>
              </table:table-cell>
              <table:table-cell office:value-type="float" office:value="0.819583571383229">
                <text:p>0.819583571383229</text:p>
                <draw:g>
                  <svg:desc>Sheet1.D2:Sheet1.D6</svg:desc>
                </draw:g>
              </table:table-cell>
              <table:table-cell office:value-type="float" office:value="0.778981781248016">
                <text:p>0.778981781248016</text:p>
                <draw:g>
                  <svg:desc>Sheet1.E2:Sheet1.E6</svg:desc>
                </draw:g>
              </table:table-cell>
              <table:table-cell office:value-type="float" office:value="0.824141433377769">
                <text:p>0.824141433377769</text:p>
                <draw:g>
                  <svg:desc>Sheet1.F2:Sheet1.F6</svg:desc>
                </draw:g>
              </table:table-cell>
              <table:table-cell office:value-type="float" office:value="0.764368691677776">
                <text:p>0.764368691677776</text:p>
                <draw:g>
                  <svg:desc>Sheet1.G2:Sheet1.G6</svg:desc>
                </draw:g>
              </table:table-cell>
              <table:table-cell office:value-type="float" office:value="0.765504983177807">
                <text:p>0.765504983177807</text:p>
                <draw:g>
                  <svg:desc>Sheet1.H2:Sheet1.H6</svg:desc>
                </draw:g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0.710760255571302">
                <text:p>0.710760255571302</text:p>
              </table:table-cell>
              <table:table-cell office:value-type="float" office:value="0.744595297055278">
                <text:p>0.744595297055278</text:p>
              </table:table-cell>
              <table:table-cell office:value-type="float" office:value="0.754896475148661">
                <text:p>0.754896475148661</text:p>
              </table:table-cell>
              <table:table-cell office:value-type="float" office:value="0.68493539192216">
                <text:p>0.68493539192216</text:p>
              </table:table-cell>
              <table:table-cell office:value-type="float" office:value="0.757801722124541">
                <text:p>0.757801722124541</text:p>
              </table:table-cell>
              <table:table-cell office:value-type="float" office:value="0.639907173142019">
                <text:p>0.639907173142019</text:p>
              </table:table-cell>
              <table:table-cell office:value-type="float" office:value="0.608220541572476">
                <text:p>0.608220541572476</text:p>
              </table:table-cell>
            </table:table-row>
            <table:table-row>
              <table:table-cell office:value-type="string">
                <text:p>ROC_AUC</text:p>
              </table:table-cell>
              <table:table-cell office:value-type="float" office:value="NaN">
                <text:p>NaN</text:p>
              </table:table-cell>
              <table:table-cell office:value-type="float" office:value="0.841770884660206">
                <text:p>0.841770884660206</text:p>
              </table:table-cell>
              <table:table-cell office:value-type="float" office:value="0.840031832437802">
                <text:p>0.840031832437802</text:p>
              </table:table-cell>
              <table:table-cell office:value-type="float" office:value="0.78300933855792">
                <text:p>0.78300933855792</text:p>
              </table:table-cell>
              <table:table-cell office:value-type="float" office:value="0.864675966118398">
                <text:p>0.864675966118398</text:p>
              </table:table-cell>
              <table:table-cell office:value-type="float" office:value="0.726434219479575">
                <text:p>0.726434219479575</text:p>
              </table:table-cell>
              <table:table-cell office:value-type="float" office:value="0.698771088012389">
                <text:p>0.698771088012389</text:p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0.681585677749361">
                <text:p>0.681585677749361</text:p>
              </table:table-cell>
              <table:table-cell office:value-type="float" office:value="0.71615515771526">
                <text:p>0.71615515771526</text:p>
              </table:table-cell>
              <table:table-cell office:value-type="float" office:value="0.7192242114237">
                <text:p>0.7192242114237</text:p>
              </table:table-cell>
              <table:table-cell office:value-type="float" office:value="0.631457800511509">
                <text:p>0.631457800511509</text:p>
              </table:table-cell>
              <table:table-cell office:value-type="float" office:value="0.710613810741688">
                <text:p>0.710613810741688</text:p>
              </table:table-cell>
              <table:table-cell office:value-type="float" office:value="0.561125319693095">
                <text:p>0.561125319693095</text:p>
              </table:table-cell>
              <table:table-cell office:value-type="float" office:value="0.476470588235294">
                <text:p>0.476470588235294</text:p>
              </table:table-cell>
            </table:table-row>
            <table:table-row>
              <table:table-cell office:value-type="string">
                <text:p>Precision</text:p>
              </table:table-cell>
              <table:table-cell office:value-type="float" office:value="0.746243888409548">
                <text:p>0.746243888409548</text:p>
              </table:table-cell>
              <table:table-cell office:value-type="float" office:value="0.789046541822306">
                <text:p>0.789046541822306</text:p>
              </table:table-cell>
              <table:table-cell office:value-type="float" office:value="0.80093637454982">
                <text:p>0.80093637454982</text:p>
              </table:table-cell>
              <table:table-cell office:value-type="float" office:value="0.763392150078807">
                <text:p>0.763392150078807</text:p>
              </table:table-cell>
              <table:table-cell office:value-type="float" office:value="0.818520000459802">
                <text:p>0.818520000459802</text:p>
              </table:table-cell>
              <table:table-cell office:value-type="float" office:value="0.800443027837396">
                <text:p>0.800443027837396</text:p>
              </table:table-cell>
              <table:table-cell office:value-type="float" office:value="0.851533704390847">
                <text:p>0.851533704390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